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URITI <text:s/>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URITI <text:s/>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URITI <text:s/>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 table:number-rows-repeated="4">
          <table:table-cell table:style-name="ce8"/>
          <table:table-cell table:number-columns-repeated="4"/>
        </table:table-row>
        <table:table-row table:style-name="ro1" table:number-rows-repeated="10483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2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1T12:53:22.640000000</dc:date>
    <meta:editing-duration>P2DT3H12M21S</meta:editing-duration>
    <meta:editing-cycles>46</meta:editing-cycles>
    <meta:document-statistic meta:table-count="3" meta:cell-count="1246" meta:object-count="0"/>
  </office:meta>
</office:document-meta>
</file>